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809" officeooo:paragraph-rsid="000de809"/>
    </style:style>
    <style:style style:name="P2" style:family="paragraph" style:parent-style-name="Standard" style:list-style-name="L2">
      <style:text-properties officeooo:rsid="0015e452" officeooo:paragraph-rsid="0015e452"/>
    </style:style>
    <style:style style:name="P3" style:family="paragraph" style:parent-style-name="Standard" style:list-style-name="L2">
      <style:text-properties officeooo:rsid="0015e452" officeooo:paragraph-rsid="002f3e72"/>
    </style:style>
    <style:style style:name="P4" style:family="paragraph" style:parent-style-name="Standard" style:list-style-name="L2">
      <style:text-properties officeooo:rsid="00165c91" officeooo:paragraph-rsid="00165c91"/>
    </style:style>
    <style:style style:name="P5" style:family="paragraph" style:parent-style-name="Standard" style:list-style-name="L2">
      <style:text-properties officeooo:rsid="002f3e72" officeooo:paragraph-rsid="002f3e72"/>
    </style:style>
    <style:style style:name="P6" style:family="paragraph" style:parent-style-name="Standard" style:list-style-name="L2">
      <style:text-properties officeooo:rsid="00120f83" officeooo:paragraph-rsid="00120f83"/>
    </style:style>
    <style:style style:name="P7" style:family="paragraph" style:parent-style-name="Standard" style:list-style-name="L3">
      <style:text-properties officeooo:rsid="000de809" officeooo:paragraph-rsid="000de809"/>
    </style:style>
    <style:style style:name="P8" style:family="paragraph" style:parent-style-name="Standard" style:list-style-name="L4">
      <style:text-properties officeooo:rsid="000de809" officeooo:paragraph-rsid="000de809"/>
    </style:style>
    <style:style style:name="P9" style:family="paragraph" style:parent-style-name="Standard" style:list-style-name="L3">
      <style:text-properties officeooo:rsid="0012c64e" officeooo:paragraph-rsid="0012c64e"/>
    </style:style>
    <style:style style:name="P10" style:family="paragraph" style:parent-style-name="Standard" style:list-style-name="L4">
      <style:text-properties officeooo:rsid="000c610c" officeooo:paragraph-rsid="000c610c"/>
    </style:style>
    <style:style style:name="P11" style:family="paragraph" style:parent-style-name="Standard" style:list-style-name="L4">
      <style:text-properties officeooo:rsid="001c5819" officeooo:paragraph-rsid="001c5819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officeooo:paragraph-rsid="00186c3f"/>
    </style:style>
    <style:style style:name="P14" style:family="paragraph" style:parent-style-name="Text_20_body" style:list-style-name="L1">
      <style:text-properties officeooo:rsid="00186c3f" officeooo:paragraph-rsid="00186c3f"/>
    </style:style>
    <style:style style:name="P15" style:family="paragraph" style:parent-style-name="Text_20_body" style:list-style-name="L9">
      <style:text-properties officeooo:rsid="00186c3f" officeooo:paragraph-rsid="00186c3f"/>
    </style:style>
    <style:style style:name="P16" style:family="paragraph" style:parent-style-name="Text_20_body" style:list-style-name="L1">
      <style:text-properties officeooo:rsid="002cccf3" officeooo:paragraph-rsid="002cccf3"/>
    </style:style>
    <style:style style:name="P17" style:family="paragraph" style:parent-style-name="Text_20_body" style:list-style-name="L1">
      <style:text-properties officeooo:rsid="001d0de3" officeooo:paragraph-rsid="001d0de3"/>
    </style:style>
    <style:style style:name="P18" style:family="paragraph" style:parent-style-name="Text_20_body" style:list-style-name="L5">
      <style:text-properties officeooo:rsid="001d0de3" officeooo:paragraph-rsid="001d0de3"/>
    </style:style>
    <style:style style:name="P19" style:family="paragraph" style:parent-style-name="Text_20_body" style:list-style-name="L1">
      <style:text-properties officeooo:rsid="002061e8" officeooo:paragraph-rsid="002061e8"/>
    </style:style>
    <style:style style:name="P20" style:family="paragraph" style:parent-style-name="Text_20_body" style:list-style-name="L6">
      <style:text-properties officeooo:rsid="002061e8" officeooo:paragraph-rsid="002061e8"/>
    </style:style>
    <style:style style:name="P21" style:family="paragraph" style:parent-style-name="Text_20_body" style:list-style-name="L1">
      <style:text-properties officeooo:rsid="002bf9c9" officeooo:paragraph-rsid="002bf9c9"/>
    </style:style>
    <style:style style:name="P22" style:family="paragraph" style:parent-style-name="Text_20_body" style:list-style-name="L1">
      <style:text-properties style:font-name="sans-serif" fo:font-size="11.25pt" officeooo:rsid="002061e8" officeooo:paragraph-rsid="002061e8"/>
    </style:style>
    <style:style style:name="P23" style:family="paragraph" style:parent-style-name="Text_20_body" style:list-style-name="L5">
      <style:text-properties officeooo:rsid="001d4472" officeooo:paragraph-rsid="001d4472"/>
    </style:style>
    <style:style style:name="P24" style:family="paragraph" style:parent-style-name="Text_20_body" style:list-style-name="L5">
      <style:paragraph-properties>
        <style:tab-stops/>
      </style:paragraph-properties>
      <style:text-properties officeooo:rsid="001d4472" officeooo:paragraph-rsid="001d4472"/>
    </style:style>
    <style:style style:name="P25" style:family="paragraph" style:parent-style-name="Text_20_body" style:list-style-name="L6">
      <style:text-properties officeooo:rsid="00311f8a" officeooo:paragraph-rsid="00311f8a"/>
    </style:style>
    <style:style style:name="P26" style:family="paragraph" style:parent-style-name="Text_20_body" style:list-style-name="L7">
      <style:text-properties officeooo:rsid="0035214c" officeooo:paragraph-rsid="0035214c"/>
    </style:style>
    <style:style style:name="P27" style:family="paragraph" style:parent-style-name="Text_20_body" style:list-style-name="L7">
      <style:text-properties officeooo:rsid="0023500d" officeooo:paragraph-rsid="0023500d"/>
    </style:style>
    <style:style style:name="P28" style:family="paragraph" style:parent-style-name="Text_20_body" style:list-style-name="L9">
      <style:text-properties officeooo:rsid="0023500d" officeooo:paragraph-rsid="0023500d"/>
    </style:style>
    <style:style style:name="P29" style:family="paragraph" style:parent-style-name="Text_20_body" style:list-style-name="L7">
      <style:text-properties officeooo:rsid="00254e47" officeooo:paragraph-rsid="00254e47"/>
    </style:style>
    <style:style style:name="P30" style:family="paragraph" style:parent-style-name="Text_20_body" style:list-style-name="L7">
      <style:text-properties officeooo:rsid="0025f432" officeooo:paragraph-rsid="0025f432"/>
    </style:style>
    <style:style style:name="P31" style:family="paragraph" style:parent-style-name="Text_20_body" style:list-style-name="L7">
      <style:text-properties officeooo:rsid="0028a4c3" officeooo:paragraph-rsid="0028a4c3"/>
    </style:style>
    <style:style style:name="P32" style:family="paragraph" style:parent-style-name="Text_20_body" style:list-style-name="L8">
      <style:text-properties officeooo:rsid="00363de3" officeooo:paragraph-rsid="00363de3"/>
    </style:style>
    <style:style style:name="P33" style:family="paragraph" style:parent-style-name="Text_20_body" style:list-style-name="L8">
      <style:text-properties officeooo:rsid="0038160b" officeooo:paragraph-rsid="0038ee84"/>
    </style:style>
    <style:style style:name="P34" style:family="paragraph" style:parent-style-name="Text_20_body" style:list-style-name="L9">
      <style:text-properties officeooo:rsid="001fc8a3" officeooo:paragraph-rsid="001fc8a3"/>
    </style:style>
    <style:style style:name="P35" style:family="paragraph" style:parent-style-name="Text_20_body" style:list-style-name="L9">
      <style:text-properties officeooo:rsid="001f3dd1" officeooo:paragraph-rsid="001f3dd1"/>
    </style:style>
    <style:style style:name="P36" style:family="paragraph" style:parent-style-name="Text_20_body" style:list-style-name="L9">
      <style:text-properties officeooo:rsid="00237c19" officeooo:paragraph-rsid="00237c19"/>
    </style:style>
    <style:style style:name="P37" style:family="paragraph" style:parent-style-name="Text_20_body" style:list-style-name="L10">
      <style:text-properties officeooo:rsid="0038ee84" officeooo:paragraph-rsid="0038ee84"/>
    </style:style>
    <style:style style:name="P38" style:family="paragraph" style:parent-style-name="Text_20_body" style:list-style-name="L10">
      <style:text-properties officeooo:rsid="0039471f" officeooo:paragraph-rsid="0039471f"/>
    </style:style>
    <style:style style:name="P39" style:family="paragraph" style:parent-style-name="Text_20_body" style:list-style-name="L9">
      <style:text-properties officeooo:rsid="003b72fa" officeooo:paragraph-rsid="003b72fa"/>
    </style:style>
    <style:style style:name="P40" style:family="paragraph" style:parent-style-name="Heading_20_2">
      <style:text-properties officeooo:rsid="001d0de3" officeooo:paragraph-rsid="001d0de3"/>
    </style:style>
    <style:style style:name="P41" style:family="paragraph" style:parent-style-name="Heading_20_2">
      <style:text-properties officeooo:rsid="002061e8" officeooo:paragraph-rsid="002061e8"/>
    </style:style>
    <style:style style:name="P42" style:family="paragraph" style:parent-style-name="Heading_20_2">
      <style:text-properties officeooo:rsid="002061e8" officeooo:paragraph-rsid="0023500d"/>
    </style:style>
    <style:style style:name="P43" style:family="paragraph" style:parent-style-name="Heading_20_2">
      <style:text-properties officeooo:rsid="002061e8" officeooo:paragraph-rsid="0038ee84"/>
    </style:style>
    <style:style style:name="P44" style:family="paragraph" style:parent-style-name="Heading_20_2" style:list-style-name=""/>
    <style:style style:name="P45" style:family="paragraph" style:parent-style-name="Heading_20_2">
      <style:paragraph-properties fo:break-before="page"/>
    </style:style>
    <style:style style:name="P46" style:family="paragraph" style:parent-style-name="Heading_20_1">
      <style:text-properties officeooo:rsid="00186c3f" officeooo:paragraph-rsid="00186c3f"/>
    </style:style>
    <style:style style:name="P47" style:family="paragraph" style:parent-style-name="Heading_20_1">
      <style:paragraph-properties fo:break-before="page"/>
      <style:text-properties officeooo:rsid="00186c3f" officeooo:paragraph-rsid="00186c3f"/>
    </style:style>
    <style:style style:name="T1" style:family="text">
      <style:text-properties fo:language="en" fo:country="US"/>
    </style:style>
    <style:style style:name="T2" style:family="text">
      <style:text-properties officeooo:rsid="0017f8bb"/>
    </style:style>
    <style:style style:name="T3" style:family="text">
      <style:text-properties officeooo:rsid="00186c3f"/>
    </style:style>
    <style:style style:name="T4" style:family="text">
      <style:text-properties style:font-name="sans-serif" fo:font-size="11.25pt"/>
    </style:style>
    <style:style style:name="T5" style:family="text">
      <style:text-properties style:font-name="sans-serif" fo:font-size="11.25pt" officeooo:rsid="00186c3f"/>
    </style:style>
    <style:style style:name="T6" style:family="text">
      <style:text-properties style:font-name="sans-serif" fo:font-size="11.25pt" officeooo:rsid="001ade6d"/>
    </style:style>
    <style:style style:name="T7" style:family="text">
      <style:text-properties officeooo:rsid="001ade6d"/>
    </style:style>
    <style:style style:name="T8" style:family="text">
      <style:text-properties officeooo:rsid="001d0de3"/>
    </style:style>
    <style:style style:name="T9" style:family="text">
      <style:text-properties officeooo:rsid="002061e8"/>
    </style:style>
    <style:style style:name="T10" style:family="text">
      <style:text-properties officeooo:rsid="0027d7cb"/>
    </style:style>
    <style:style style:name="T11" style:family="text">
      <style:text-properties officeooo:rsid="0028a4c3"/>
    </style:style>
    <style:style style:name="T12" style:family="text">
      <style:text-properties officeooo:rsid="002e663e"/>
    </style:style>
    <style:style style:name="T13" style:family="text">
      <style:text-properties officeooo:rsid="002f3e72"/>
    </style:style>
    <style:style style:name="T14" style:family="text">
      <style:text-properties officeooo:rsid="002fde15"/>
    </style:style>
    <style:style style:name="T15" style:family="text">
      <style:text-properties officeooo:rsid="003250c6"/>
    </style:style>
    <style:style style:name="T16" style:family="text">
      <style:text-properties officeooo:rsid="00335524"/>
    </style:style>
    <style:style style:name="T17" style:family="text">
      <style:text-properties officeooo:rsid="003816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Funktion:</text:h>
      <text:list xml:id="list1490810511" text:style-name="L1">
        <text:list-item>
          <text:p text:style-name="P14">Wecker</text:p>
          <text:list>
            <text:list-item>
              <text:p text:style-name="P14">„<text:span text:style-name="T7">U</text:span>nbegrenzte“ Anzahl <text:span text:style-name="T7">der Alarme → durch RAM begrenzt</text:span></text:p>
            </text:list-item>
            <text:list-item>
              <text:p text:style-name="P14">Automatisches <text:span text:style-name="T7">F</text:span>inden der nächsten Werkzeit</text:p>
            </text:list-item>
            <text:list-item>
              <text:p text:style-name="P14">Licht beginnt <text:span text:style-name="T15">x </text:span>Min vorher</text:p>
              <text:list>
                <text:list-item>
                  <text:p text:style-name="P16">einstellbar <text:span text:style-name="T12">(1-100 Min)</text:span> </text:p>
                </text:list-item>
              </text:list>
            </text:list-item>
          </text:list>
        </text:list-item>
        <text:list-item>
          <text:p text:style-name="P17">Licht</text:p>
          <text:list>
            <text:list-item>
              <text:p text:style-name="P17">Jede LED einzeln ansteuerbar.</text:p>
            </text:list-item>
            <text:list-item>
              <text:p text:style-name="P17">Funktionen:</text:p>
              <text:list>
                <text:list-item>
                  <text:p text:style-name="P17">Sonnenaufgang V<text:span text:style-name="T16">ersion </text:span>2</text:p>
                  <text:list>
                    <text:list-item>
                      <text:p text:style-name="P17">mit rückwärts <text:span text:style-name="T9">Funktion</text:span></text:p>
                    </text:list-item>
                    <text:list-item>
                      <text:p text:style-name="P19">Farbe überblenden</text:p>
                    </text:list-item>
                  </text:list>
                </text:list-item>
                <text:list-item>
                  <text:p text:style-name="P17">Fade</text:p>
                </text:list-item>
                <text:list-item>
                  <text:p text:style-name="P21">Binär Uhr</text:p>
                </text:list-item>
                <text:list-item>
                  <text:p text:style-name="P21">Rainbow</text:p>
                </text:list-item>
              </text:list>
            </text:list-item>
          </text:list>
        </text:list-item>
        <text:list-item>
          <text:p text:style-name="P14">Uhr</text:p>
          <text:list>
            <text:list-item>
              <text:p text:style-name="P13"><text:span text:style-name="T3">RTC mit </text:span><text:span text:style-name="T4">±2ppm </text:span><text:span text:style-name="T5">(max. 1Minute </text:span><text:span text:style-name="T6">Ungenauigkeit</text:span><text:span text:style-name="T5"> pro Jahr)</text:span></text:p>
            </text:list-item>
            <text:list-item>
              <text:p text:style-name="P22">auch wenn der Strom weg ist</text:p>
            </text:list-item>
          </text:list>
        </text:list-item>
        <text:list-item>
          <text:p text:style-name="P12">Fehlende Funktionen</text:p>
          <text:list>
            <text:list-item>
              <text:p text:style-name="P21">Wecken bei Stromausfall → Backup Batterie fürs komplette System.</text:p>
            </text:list-item>
          </text:list>
        </text:list-item>
      </text:list>
      <text:h text:style-name="Heading_20_1" text:outline-level="1">LOG:</text:h>
      <text:h text:style-name="Heading_20_2" text:outline-level="2"><text:span text:style-name="T2">vorher</text:span>:</text:h>
      <text:list xml:id="list233437967" text:style-name="L2">
        <text:list-item>
          <text:p text:style-name="P2">Geplant auf Arduino Basis</text:p>
          <text:list>
            <text:list-item>
              <text:p text:style-name="P2">Speicherfehler in ROM</text:p>
            </text:list-item>
            <text:list-item>
              <text:p text:style-name="P4">Begrenzter ROM</text:p>
              <text:list>
                <text:list-item>
                  <text:p text:style-name="P4">wenige Schriftarten</text:p>
                </text:list-item>
              </text:list>
            </text:list-item>
            <text:list-item>
              <text:p text:style-name="P2">zu wenig „RAM“</text:p>
            </text:list-item>
            <text:list-item>
              <text:p text:style-name="P2">zu langsam</text:p>
              <text:p text:style-name="P3">→ ESP32</text:p>
            </text:list-item>
          </text:list>
        </text:list-item>
        <text:list-item>
          <text:p text:style-name="P5">ESP32</text:p>
          <text:list>
            <text:list-item>
              <text:p text:style-name="P6">Keine passende Display library → Christian</text:p>
            </text:list-item>
            <text:list-item>
              <text:p text:style-name="P6">RTC Chip keine <text:span text:style-name="T1">library</text:span> → Hilfe von Christian</text:p>
            </text:list-item>
            <text:list-item>
              <text:p text:style-name="P6">MP3 Player keine library</text:p>
              <text:list>
                <text:list-item>
                  <text:p text:style-name="P6">benötigt Checksumme in UART Protokoll→ Hilfe von Christian</text:p>
                </text:list-item>
              </text:list>
            </text:list-item>
          </text:list>
        </text:list-item>
      </text:list>
      <text:h text:style-name="Heading_20_2" text:outline-level="2">201<text:span text:style-name="T8">9</text:span>0118:</text:h>
      <text:list xml:id="list3669117086" text:style-name="L3">
        <text:list-item>
          <text:p text:style-name="P7">Holz Box</text:p>
        </text:list-item>
        <text:list-item>
          <text:p text:style-name="P7">Schalter intrigieren</text:p>
        </text:list-item>
        <text:list-item>
          <text:p text:style-name="P9">RTC zerstört, beim entölten von Header</text:p>
          <text:list>
            <text:list-item>
              <text:p text:style-name="P9">ersetzt am 20180210</text:p>
            </text:list-item>
          </text:list>
        </text:list-item>
      </text:list>
      <text:p text:style-name="P1">Probleme:</text:p>
      <text:p text:style-name="P1">Display zu tief für die Box → in Frontplatte eingelassen</text:p>
      <text:h text:style-name="Heading_20_2" text:outline-level="2"><text:soft-page-break/>201<text:span text:style-name="T8">9</text:span>0215:</text:h>
      <text:list xml:id="list1618772347" text:style-name="L4">
        <text:list-item>
          <text:p text:style-name="P10">Alarm Bildschirm</text:p>
          <text:list>
            <text:list-item>
              <text:p text:style-name="P10">Nerviges Ausschalten</text:p>
            </text:list-item>
            <text:list-item>
              <text:p text:style-name="P11">Ton beim Alarm</text:p>
            </text:list-item>
          </text:list>
        </text:list-item>
        <text:list-item>
          <text:p text:style-name="P8">Tasten emulieren per Terminal</text:p>
        </text:list-item>
        <text:list-item>
          <text:p text:style-name="P8">Error-Seite behoben</text:p>
        </text:list-item>
      </text:list>
      <text:p text:style-name="P1">Probleme:</text:p>
      <text:p text:style-name="P1">math.random() liefert gleiche Zahlen → math.randomseed(int) vorher ausführen</text:p>
      <text:h text:style-name="P40" text:outline-level="2">20190222</text:h>
      <text:list xml:id="list1522184490" text:style-name="L5">
        <text:list-item>
          <text:p text:style-name="P18">LEDs am Gehäuse befestigt</text:p>
        </text:list-item>
        <text:list-item>
          <text:p text:style-name="P18">Sonnenaufgang V2</text:p>
          <text:list>
            <text:list-item>
              <text:p text:style-name="P18">revers added</text:p>
            </text:list-item>
          </text:list>
        </text:list-item>
        <text:list-item>
          <text:p text:style-name="P18">Alarm Display update</text:p>
          <text:list>
            <text:list-item>
              <text:p text:style-name="P18">Countdown Fehler behoben</text:p>
            </text:list-item>
          </text:list>
        </text:list-item>
        <text:list-item>
          <text:p text:style-name="P23">RTC <text:span text:style-name="T9">Modifikation</text:span></text:p>
          <text:list>
            <text:list-item>
              <text:p text:style-name="P24">Ladefunktion deaktiviert (da RTC für LIR2032 ausgelegt ist→Funktion bei 5V)</text:p>
            </text:list-item>
            <text:list-item>
              <text:p text:style-name="P23">LED entfernt</text:p>
            </text:list-item>
          </text:list>
        </text:list-item>
        <text:list-item>
          <text:p text:style-name="P23"><text:span text:style-name="T9">Logik</text:span> Level <text:span text:style-name="T9">Konverter</text:span> <text:span text:style-name="T9">Modifikation</text:span></text:p>
          <text:list>
            <text:list-item>
              <text:p text:style-name="P23">LED entfernt</text:p>
            </text:list-item>
          </text:list>
        </text:list-item>
      </text:list>
      <text:h text:style-name="P41" text:outline-level="2">20190322</text:h>
      <text:list xml:id="list3224010533" text:style-name="L6">
        <text:list-item>
          <text:p text:style-name="P20">Implementierung der Knöpfe geändert.</text:p>
          <text:list>
            <text:list-item>
              <text:p text:style-name="P20">Weniger Stack/RAM</text:p>
            </text:list-item>
            <text:list-item>
              <text:p text:style-name="P20">lang-drück Funktion verfügbar</text:p>
            </text:list-item>
          </text:list>
        </text:list-item>
        <text:list-item>
          <text:p text:style-name="P20">Nachladen vom Modi durch mehr freien Stack/RAM endlich möglich</text:p>
        </text:list-item>
        <text:list-item>
          <text:p text:style-name="P20">Licht Einstellungs-menü</text:p>
        </text:list-item>
        <text:list-item>
          <text:p text:style-name="P20">Zufälliger Titel beim Wecken</text:p>
        </text:list-item>
        <text:list-item>
          <text:p text:style-name="P20">Notfall Alarm hinzugefügt</text:p>
          <text:list>
            <text:list-item>
              <text:p text:style-name="P25">Wenn Display/Uhr nicht erkannt wird</text:p>
            </text:list-item>
            <text:list-item>
              <text:p text:style-name="P20">damit man immer wach wird, solange Strom da ist</text:p>
            </text:list-item>
          </text:list>
        </text:list-item>
      </text:list>
      <text:h text:style-name="P42" text:outline-level="2">20190425</text:h>
      <text:list xml:id="list3261254173" text:style-name="L7">
        <text:list-item>
          <text:p text:style-name="P26">Zufälliger Titel Beim Wecken → Fehlerquelle „Kein Titel gewählt“ behoben</text:p>
        </text:list-item>
        <text:list-item>
          <text:p text:style-name="P27">Fehler: Abstürzen bei<text:span text:style-name="T14">m</text:span> Wecken behoben.</text:p>
        </text:list-item>
        <text:list-item>
          <text:p text:style-name="P27">UI Verbesserungen</text:p>
          <text:list>
            <text:list-item>
              <text:p text:style-name="P27">mit Rechtecken, anstatt von Leerzeichen Bereiche auf dem Display leeren</text:p>
            </text:list-item>
            <text:list-item>
              <text:p text:style-name="P27">Listen Menü<text:span text:style-name="T13"> – </text:span>Blättern in richtige Richtung</text:p>
            </text:list-item>
            <text:list-item>
              <text:p text:style-name="P29">Neue Menüanordnung.</text:p>
              <text:list>
                <text:list-item>
                  <text:p text:style-name="P29">Kürzeres Hauptmenü→ Einstellungsmenü hinzugefügt</text:p>
                </text:list-item>
                <text:list-item>
                  <text:p text:style-name="P30">Mehr <text:span text:style-name="T10">Knöpfe</text:span> <text:span text:style-name="T10">f</text:span>rei</text:p>
                </text:list-item>
                <text:list-item>
                  <text:p text:style-name="P31">Belegung der Buttons verbessert → Funktion der Buttons springt weniger hin und her</text:p>
                </text:list-item>
              </text:list>
            </text:list-item>
          </text:list>
        </text:list-item>
      </text:list>
      <text:h text:style-name="P44" text:outline-level="2"/>
      <text:h text:style-name="P45" text:outline-level="2">20190610</text:h>
      <text:list xml:id="list179310014" text:style-name="L8">
        <text:list-item>
          <text:p text:style-name="P32">Sleep Timer funktioniert</text:p>
        </text:list-item>
        <text:list-item>
          <text:p text:style-name="P32">Interne Funktionalität geändert</text:p>
          <text:list>
            <text:list-item>
              <text:p text:style-name="P32"><text:span text:style-name="T17">Basis: </text:span>TODO-Liste</text:p>
            </text:list-item>
          </text:list>
        </text:list-item>
        <text:list-item>
          <text:p text:style-name="P33">Button Klicks Stapel sich nicht</text:p>
        </text:list-item>
      </text:list>
      <text:h text:style-name="P43" text:outline-level="2">20190625</text:h>
      <text:list xml:id="list1311012044" text:style-name="L10">
        <text:list-item>
          <text:p text:style-name="P37">Speaker-library Verbessert</text:p>
          <text:list>
            <text:list-item>
              <text:p text:style-name="P37">Erkennt Zustände des MP3 Players</text:p>
            </text:list-item>
            <text:list-item>
              <text:p text:style-name="P37">Kann das MP3 nach bedarf zurücksetzen, wenn es fehlerhaft arbeitet</text:p>
            </text:list-item>
            <text:list-item>
              <text:p text:style-name="P37">keine Abstürze des „listener“</text:p>
              <text:list>
                <text:list-item>
                  <text:p text:style-name="P37">Rückmeldung jetzt immer möglich</text:p>
                </text:list-item>
              </text:list>
            </text:list-item>
            <text:list-item>
              <text:p text:style-name="P37">verständlichere Rückmeldung im DEBUG</text:p>
              <text:list>
                <text:list-item>
                  <text:p text:style-name="P37">nur noch selten HEX-Strings zum selbst entschlüsseln</text:p>
                </text:list-item>
              </text:list>
            </text:list-item>
          </text:list>
        </text:list-item>
        <text:list-item>
          <text:p text:style-name="P37">Wecker verbessert</text:p>
          <text:list>
            <text:list-item>
              <text:p text:style-name="P37">Bessere Titelauswahl aus library direkt</text:p>
            </text:list-item>
            <text:list-item>
              <text:p text:style-name="P37">Rotes Blinken, wenn der Wecker sich automatisch deaktiviert</text:p>
            </text:list-item>
          </text:list>
        </text:list-item>
        <text:list-item>
          <text:p text:style-name="P38">Selbst gebautes LUA-RTOS</text:p>
          <text:list>
            <text:list-item>
              <text:p text:style-name="P38">keine Stack Probleme mehr</text:p>
            </text:list-item>
            <text:list-item>
              <text:p text:style-name="P38">Unnötige Teile Entfernt</text:p>
            </text:list-item>
            <text:list-item>
              <text:p text:style-name="P38">Interne RTC endlich möglich</text:p>
            </text:list-item>
          </text:list>
        </text:list-item>
        <text:list-item>
          <text:p text:style-name="P38">Fehler in BinaryClock behoben</text:p>
          <text:list>
            <text:list-item>
              <text:p text:style-name="P38">Symptom: Farbstreifen</text:p>
            </text:list-item>
          </text:list>
        </text:list-item>
      </text:list>
      <text:h text:style-name="P47" text:outline-level="1">TODO:</text:h>
      <text:list xml:id="list3056146505" text:style-name="L9">
        <text:list-item>
          <text:p text:style-name="P15">LED Lichtband</text:p>
          <text:list>
            <text:list-item>
              <text:p text:style-name="P39">Logic-Level Converter loswerden</text:p>
              <text:list>
                <text:list-item>
                  <text:p text:style-name="P39">braucht viel Strom (0,2W)</text:p>
                </text:list-item>
              </text:list>
            </text:list-item>
          </text:list>
        </text:list-item>
        <text:list-item>
          <text:p text:style-name="P15">Lautsprecher</text:p>
          <text:list>
            <text:list-item>
              <text:p text:style-name="P15">Rauscht leise</text:p>
            </text:list-item>
            <text:list-item>
              <text:p text:style-name="P35">entstören</text:p>
              <text:list>
                <text:list-item>
                  <text:p text:style-name="P28">MP3 Modul abschirmen →<text:span text:style-name="T11"> hardware</text:span></text:p>
                </text:list-item>
              </text:list>
            </text:list-item>
          </text:list>
        </text:list-item>
        <text:list-item>
          <text:p text:style-name="P36">Wecker per WLAN stellen</text:p>
        </text:list-item>
        <text:list-item>
          <text:p text:style-name="P39">Sync mit ntp ser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26:14.931604577</meta:creation-date>
    <dc:date>2019-06-25T15:43:17.618362202</dc:date>
    <meta:editing-duration>PT7H28M49S</meta:editing-duration>
    <meta:editing-cycles>43</meta:editing-cycles>
    <meta:generator>LibreOffice/6.0.7.3$Linux_X86_64 LibreOffice_project/00m0$Build-3</meta:generator>
    <meta:document-statistic meta:table-count="0" meta:image-count="0" meta:object-count="0" meta:page-count="4" meta:paragraph-count="112" meta:word-count="505" meta:character-count="3006" meta:non-whitespace-character-count="2708"/>
  </office:meta>
</office:document-meta>
</file>